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cratched Letters" svg:font-family="'Scratched Lett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officeooo:rsid="001a21d7" officeooo:paragraph-rsid="001a21d7"/>
    </style:style>
    <style:style style:name="P2" style:family="paragraph" style:parent-style-name="Standard">
      <style:paragraph-properties fo:line-height="150%" fo:text-align="start" style:justify-single-word="false"/>
      <style:text-properties fo:font-size="18pt" fo:font-weight="normal" officeooo:rsid="001a21d7" officeooo:paragraph-rsid="001a21d7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28pt" officeooo:rsid="00125f2a" officeooo:paragraph-rsid="0020b2c4" style:font-size-asian="28pt" style:font-size-complex="28pt"/>
    </style:style>
    <style:style style:name="P4" style:family="paragraph" style:parent-style-name="Standard">
      <style:text-properties fo:font-size="28pt" officeooo:rsid="00125f2a" officeooo:paragraph-rsid="00125f2a" style:font-size-asian="28pt" style:font-size-complex="28pt"/>
    </style:style>
    <style:style style:name="P5" style:family="paragraph" style:parent-style-name="Standard">
      <style:text-properties fo:font-size="28pt" officeooo:rsid="00125f2a" officeooo:paragraph-rsid="0013c693" style:font-size-asian="28pt" style:font-size-complex="28pt"/>
    </style:style>
    <style:style style:name="P6" style:family="paragraph" style:parent-style-name="Standard">
      <style:text-properties fo:font-size="28pt" officeooo:rsid="0013c693" officeooo:paragraph-rsid="0013c693" style:font-size-asian="28pt" style:font-size-complex="28pt"/>
    </style:style>
    <style:style style:name="P7" style:family="paragraph" style:parent-style-name="Standard">
      <style:text-properties fo:font-size="28pt" officeooo:rsid="0019d6cd" officeooo:paragraph-rsid="0019d6cd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fo:font-size="28pt" fo:font-weight="bold" officeooo:rsid="001a21d7" officeooo:paragraph-rsid="001a21d7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Scratched Letters" fo:font-size="28pt" officeooo:rsid="00241f53" officeooo:paragraph-rsid="00241f53" style:font-size-asian="28pt" style:font-size-complex="28pt"/>
    </style:style>
    <style:style style:name="P10" style:family="paragraph" style:parent-style-name="Standard">
      <style:paragraph-properties fo:text-align="center" style:justify-single-word="false"/>
      <style:text-properties style:font-name="Scratched Letters" fo:font-size="28pt" officeooo:rsid="00241f53" officeooo:paragraph-rsid="002432db" style:font-size-asian="28pt" style:font-size-complex="28pt"/>
    </style:style>
    <style:style style:name="P11" style:family="paragraph" style:parent-style-name="Standard">
      <style:paragraph-properties fo:text-align="center" style:justify-single-word="false"/>
      <style:text-properties style:font-name="Scratched Letters" fo:font-size="96pt" officeooo:rsid="00241f53" officeooo:paragraph-rsid="00241f53" style:font-size-asian="96pt" style:font-size-complex="96pt"/>
    </style:style>
    <style:style style:name="P12" style:family="paragraph" style:parent-style-name="Standard">
      <style:paragraph-properties fo:line-height="150%" fo:text-align="start" style:justify-single-word="false" fo:break-before="page"/>
      <style:text-properties fo:font-size="18pt" fo:font-weight="normal" officeooo:rsid="001a21d7" officeooo:paragraph-rsid="001a21d7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break-before="page"/>
      <style:text-properties fo:font-size="28pt" officeooo:rsid="00125f2a" officeooo:paragraph-rsid="0020b2c4" style:font-size-asian="28pt" style:font-size-complex="28pt"/>
    </style:style>
    <style:style style:name="T1" style:family="text">
      <style:text-properties officeooo:rsid="0013c693"/>
    </style:style>
    <style:style style:name="T2" style:family="text">
      <style:text-properties officeooo:rsid="001567a0"/>
    </style:style>
    <style:style style:name="T3" style:family="text">
      <style:text-properties officeooo:rsid="001a21d7"/>
    </style:style>
    <style:style style:name="T4" style:family="text">
      <style:text-properties officeooo:rsid="001bb6fb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c693" style:font-weight-asian="normal" style:font-weight-complex="normal"/>
    </style:style>
    <style:style style:name="T8" style:family="text">
      <style:text-properties fo:font-weight="normal" officeooo:rsid="002304bc" style:font-weight-asian="normal" style:font-weight-complex="normal"/>
    </style:style>
    <style:style style:name="T9" style:family="text">
      <style:text-properties officeooo:rsid="0020b2c4"/>
    </style:style>
    <style:style style:name="T10" style:family="text">
      <style:text-properties officeooo:rsid="0021c466"/>
    </style:style>
    <style:style style:name="T11" style:family="text">
      <style:text-properties officeooo:rsid="002250bc"/>
    </style:style>
    <style:style style:name="T12" style:family="text">
      <style:text-properties fo:font-size="18pt" fo:font-weight="bold" style:font-size-asian="18pt" style:font-weight-asian="normal" style:font-size-complex="18pt" style:font-weight-complex="normal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 style:border-line-width="0.0071in 0.0016in 0.0071in" fo:padding="0.0598in" fo:border="1.11pt double-thin #000000" style:shadow="#808080 0.0701in 0.0701in" draw:shadow-opacity="100%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Frame1" text:anchor-type="paragraph" svg:width="6.6756in" draw:z-index="0"><draw:text-box fo:min-height="9.3354in"><text:p text:style-name="P11"/><text:p text:style-name="P11"/><text:p text:style-name="P11">Zadekus</text:p><text:p text:style-name="P11">contra</text:p><text:p text:style-name="P11">keegum</text:p><text:p text:style-name="P10">pars iv</text:p></draw:text-box></draw:frame></text:p>
      <text:p text:style-name="P11"/>
      <text:p text:style-name="P9"/>
      <text:p text:style-name="P13">Zadekus in carcere est. <text:s/>Vacca eius quoque in carcere est. <text:s/>Quid agit Zadekus? Zadekus non vult in carcere esse. <text:s/>Zadekus <text:span text:style-name="T9">vult</text:span> bon<text:span text:style-name="T9">um</text:span> consili<text:span text:style-name="T9">um</text:span>, sed non <text:span text:style-name="T9">habet.</text:span></text:p>
      <text:p text:style-name="P3"/>
      <text:p text:style-name="P3">Zadekus audit, "ITA!". <text:s/>Unde venit "ITA"? <text:s/>Ā latere alterō carceris venit. <text:s/>Zadekus videt Sameum ambulantem per carcerem. <text:s/>Sameus ambulat ad Zadekum. <text:s/>Sameus dicit, "Vīsne effugere?" Zadekus respondet, "Ita! Volō!" <text:s/>Sameus dicit, "<text:span text:style-name="T10">Sciō ubi clavem sit. </text:span>Capiam clavem! Vale!" <text:s/></text:p>
      <text:p text:style-name="P4"/>
      <text:p text:style-name="P5">Quis habet clavem? Custodēs habent clavem. Trēs minutās post, Sameus revenit et clavem habet. Mortuī sunt custod<text:span text:style-name="T4">ē</text:span>s? <text:s/>Non sunt mortuī. Sameus fur est. Sameus clavem <text:span text:style-name="T11">abstulit</text:span>. <text:s/>Sameus clave aperit forem. Zadekus et Sameus ad vaccae cellam eunt. <text:s/>Sameus clave forem vaccae aperit. Nunc Zadekus et Sameus līberī <text:span text:style-name="T6">sunt </text:span><text:span text:style-name="T7">sed iam in </text:span><text:soft-page-break/><text:span text:style-name="T7">regiā </text:span><text:span text:style-name="T8">(quia carcer sub regiā est)</text:span><text:span text:style-name="T1">. Sameus ambulans, Zadekus vaccam equitans ex carcere eunt. </text:span></text:p>
      <text:p text:style-name="P5"/>
      <text:p text:style-name="P6">Servus videt Zadekum et Sameum et vaccam, et ad regem it. <text:s/>Vae! Iī visī sunt! Rex Keegus venit ut eōs inveniat. <text:s/>Zadekus sussurat, "Celēmus!" <text:s/>Ubi celant Zadekus et Sameus (et vacca, lol)? Sub gradibus sē celant. <text:s/>Fortasse natēs vaccae visibilēs sunt? <text:s/>Vacca magna est, nonne? Ita. <text:s/>Rex Keegus videt natēs vaccae! <text:s/>Keegus dicit, "Cuius natēs nigrī et albī sunt? <text:s/>VACCAE! <text:s/><text:span text:style-name="T2">Vaccae in regiā non licent.</text:span>"</text:p>
      <text:p text:style-name="P6"/>
      <text:p text:style-name="P7">Quid agit Keegus? <text:s/>Vacca Keegō non placet. <text:s/>Keegus ad vaccam it et vaccam sumit et iacit. <text:s/><text:span text:style-name="T6">Vacca in parietem volat. <text:s/></text:span>*Smax!* <text:s/>Zadekus ex gradibus it et sumit gladium. <text:s/>Keegus quoque sumit gladium. <text:s/>Sameus gradēs ascendit et iacit multa bacula ad <text:soft-page-break/>Keegum. <text:s text:c="3"/>Keegus ad Zadekum impetum facit, sed Keegus <text:span text:style-name="T3">baculīs </text:span>pulsātur <text:span text:style-name="T3">et cadit! Vae Keegō! <text:s/>Zadekus ad Keegum impetum facit. <text:s/>Potestne Keegus sē defendere!? <text:s/>Keegus sē defendit et vocat, "Heus, O Servī! <text:s/>Venīte et iuvāte mē!" Servī veniunt. Zadekus et Sameus et vacca vident centum servōs et fugiunt. <text:s/></text:span></text:p>
      <text:p text:style-name="P7"/>
      <text:p text:style-name="P8">FINIS</text:p>
      <text:section text:style-name="Sect1" text:name="Section1">
        <text:p text:style-name="P12"><text:span text:style-name="T5">ā:</text:span> by/away from</text:p>
        <text:p text:style-name="P2"><text:span text:style-name="T5">abstulit:</text:span> stole</text:p>
        <text:p text:style-name="P2"><text:span text:style-name="T5">ad:</text:span> toward/to</text:p>
        <text:p text:style-name="P2"><text:span text:style-name="T5">agit:</text:span> doing/does</text:p>
        <text:p text:style-name="P2"><text:span text:style-name="T5">albī:</text:span> white</text:p>
        <text:p text:style-name="P2"><text:span text:style-name="T5">alterō:</text:span> by/with/etc the other/another</text:p>
        <text:p text:style-name="P2"><text:span text:style-name="T5">ambulans:</text:span> walking</text:p>
        <text:p text:style-name="P2"><text:span text:style-name="T5">ambulantem:</text:span> walking</text:p>
        <text:p text:style-name="P2"><text:span text:style-name="T5">ambulat:</text:span> walks</text:p>
        <text:p text:style-name="P2"><text:span text:style-name="T5">aperit:</text:span> opens</text:p>
        <text:p text:style-name="P2"><text:span text:style-name="T5">ascendit:</text:span> climbs up</text:p>
        <text:p text:style-name="P2"><text:span text:style-name="T5">audit:</text:span> co hears</text:p>
        <text:p text:style-name="P2"><text:span text:style-name="T5">bacula:</text:span> sticks</text:p>
        <text:p text:style-name="P2"><text:span text:style-name="T5">baculīs:</text:span> with/by/to/etc sticks</text:p>
        <text:p text:style-name="P2"><text:span text:style-name="T5">bonum:</text:span> good</text:p>
        <text:p text:style-name="P2"><text:span text:style-name="T5">cadit:</text:span> falls</text:p>
        <text:p text:style-name="P2"><text:span text:style-name="T5">capiam:</text:span> I'll grab, snatch, take</text:p>
        <text:p text:style-name="P2"><text:span text:style-name="T5">carcer:</text:span> prison</text:p>
        <text:p text:style-name="P2"><text:span text:style-name="T5">carcere:</text:span> in/by/etc prison</text:p>
        <text:p text:style-name="P2"><text:span text:style-name="T5">carcerem:</text:span> prison</text:p>
        <text:p text:style-name="P2"><text:span text:style-name="T5">carceris:</text:span> of prison</text:p>
        <text:p text:style-name="P2"><text:span text:style-name="T5">celant:</text:span> hide</text:p>
        <text:p text:style-name="P2"><text:span text:style-name="T5">celēmus:</text:span> let's hide!</text:p>
        <text:p text:style-name="P2"><text:span text:style-name="T5">cellam:</text:span> cell</text:p>
        <text:p text:style-name="P2"><text:span text:style-name="T5">centum:</text:span> 100</text:p>
        <text:p text:style-name="P2"><text:span text:style-name="T5">clave:</text:span> with/by/etc key</text:p>
        <text:p text:style-name="P2"><text:span text:style-name="T5">clavem:</text:span> key</text:p>
        <text:p text:style-name="P2"><text:span text:style-name="T5">consilium:</text:span> plan/idea</text:p>
        <text:p text:style-name="P2"><text:span text:style-name="T5">cuius:</text:span> whose, of whom</text:p>
        <text:p text:style-name="P2"><text:span text:style-name="T5">custodēs:</text:span> guards</text:p>
        <text:p text:style-name="P2"><text:span text:style-name="T5">defendere:</text:span> to defend</text:p>
        <text:p text:style-name="P2"><text:span text:style-name="T5">defendit:</text:span> defends</text:p>
        <text:p text:style-name="P2"><text:span text:style-name="T5">dicit:</text:span> says</text:p>
        <text:p text:style-name="P2"><text:span text:style-name="T5">effugere:</text:span> to escape</text:p>
        <text:p text:style-name="P2"><text:span text:style-name="T5">eius:</text:span> his/her/its</text:p>
        <text:p text:style-name="P2"><text:span text:style-name="T5">eōs:</text:span> them</text:p>
        <text:p text:style-name="P2"><text:span text:style-name="T5">equitans:</text:span> riding</text:p>
        <text:p text:style-name="P2"><text:span text:style-name="T5">esse:</text:span> to be; is</text:p>
        <text:p text:style-name="P2"><text:span text:style-name="T5">est:</text:span> is</text:p>
        <text:p text:style-name="P2"><text:span text:style-name="T5">et:</text:span> and</text:p>
        <text:p text:style-name="P2"><text:span text:style-name="T5">eunt:</text:span> they go</text:p>
        <text:p text:style-name="P2"><text:span text:style-name="T5">ex:</text:span> out from</text:p>
        <text:p text:style-name="P2"><text:span text:style-name="T5">facit:</text:span> does/makes/accomplishes</text:p>
        <text:p text:style-name="P2"><text:soft-page-break/><text:span text:style-name="T5">forem:</text:span> door</text:p>
        <text:p text:style-name="P2"><text:span text:style-name="T5">fortasse:</text:span> maybe</text:p>
        <text:p text:style-name="P2"><text:span text:style-name="T5">fugiunt:</text:span> flee</text:p>
        <text:p text:style-name="P2"><text:span text:style-name="T5">fur:</text:span> thief</text:p>
        <text:p text:style-name="P2"><text:span text:style-name="T5">gladium:</text:span> sword (acc)</text:p>
        <text:p text:style-name="P2"><text:span text:style-name="T5">gradēs:</text:span> steps</text:p>
        <text:p text:style-name="P2"><text:span text:style-name="T5">gradibus:</text:span> with/by/etc steps</text:p>
        <text:p text:style-name="P2"><text:span text:style-name="T5">habent:</text:span> they have</text:p>
        <text:p text:style-name="P2"><text:span text:style-name="T5">habet:</text:span> has</text:p>
        <text:p text:style-name="P2"><text:span text:style-name="T5">heus:</text:span> hey!</text:p>
        <text:p text:style-name="P2"><text:span text:style-name="T5">iacit:</text:span> throws</text:p>
        <text:p text:style-name="P2"><text:span text:style-name="T5">iam:</text:span> now/still/already</text:p>
        <text:p text:style-name="P2"><text:span text:style-name="T5">iī:</text:span> they</text:p>
        <text:p text:style-name="P2"><text:span text:style-name="T5">impetum:</text:span> attack</text:p>
        <text:p text:style-name="P2"><text:span text:style-name="T5">in:</text:span> in/on/into</text:p>
        <text:p text:style-name="P2"><text:span text:style-name="T5">inveniat:</text:span> co might find; co finds; let co find!</text:p>
        <text:p text:style-name="P2"><text:span text:style-name="T5">it:</text:span> goes</text:p>
        <text:p text:style-name="P2"><text:span text:style-name="T5">ita:</text:span> yeah</text:p>
        <text:p text:style-name="P2"><text:span text:style-name="T5">iuvāte:</text:span> help, y'all!</text:p>
        <text:p text:style-name="P2"><text:span text:style-name="T5">latere:</text:span> with/by/etc side</text:p>
        <text:p text:style-name="P2"><text:span text:style-name="T5">līberī:</text:span> children; of the child</text:p>
        <text:p text:style-name="P2"><text:span text:style-name="T5">licent:</text:span> they're permitted</text:p>
        <text:p text:style-name="P2"><text:span text:style-name="T5">magna:</text:span> big</text:p>
        <text:p text:style-name="P2"><text:span text:style-name="T5">mē:</text:span> me</text:p>
        <text:p text:style-name="P2"><text:span text:style-name="T5">minutās:</text:span> minutes</text:p>
        <text:p text:style-name="P2"><text:span text:style-name="T5">mortuī:</text:span> dead</text:p>
        <text:p text:style-name="P2"><text:span text:style-name="T5">multa:</text:span> many; many things</text:p>
        <text:p text:style-name="P2"><text:span text:style-name="T5">natēs:</text:span> butt</text:p>
        <text:p text:style-name="P2"><text:span text:style-name="T5">nigrī:</text:span> black</text:p>
        <text:p text:style-name="P2"><text:span text:style-name="T5">non:</text:span> not</text:p>
        <text:p text:style-name="P2"><text:span text:style-name="T5">nonne:</text:span> isn't it the case that?, right?</text:p>
        <text:p text:style-name="P2"><text:span text:style-name="T5">nunc:</text:span> now</text:p>
        <text:p text:style-name="P2"><text:span text:style-name="T5">o:</text:span> oh!</text:p>
        <text:p text:style-name="P2"><text:span text:style-name="T5">parietem:</text:span> wall</text:p>
        <text:p text:style-name="P2"><text:span text:style-name="T5">per:</text:span> through</text:p>
        <text:p text:style-name="P2"><text:span text:style-name="T5">placet:</text:span> is pleasing</text:p>
        <text:p text:style-name="P2"><text:span text:style-name="T5">post:</text:span> behind a thing; after (in time)</text:p>
        <text:p text:style-name="P2"><text:span text:style-name="T5">potestne:</text:span> can co...?</text:p>
        <text:p text:style-name="P2"><text:span text:style-name="T5">pulsātur:</text:span> is punched/hit</text:p>
        <text:p text:style-name="P2"><text:span text:style-name="T5">quia:</text:span> because</text:p>
        <text:p text:style-name="P2"><text:span text:style-name="T5">quid:</text:span> what</text:p>
        <text:p text:style-name="P2"><text:soft-page-break/><text:span text:style-name="T5">quis:</text:span> who?</text:p>
        <text:p text:style-name="P2"><text:span text:style-name="T5">quoque:</text:span> also</text:p>
        <text:p text:style-name="P2"><text:span text:style-name="T5">regem:</text:span> king</text:p>
        <text:p text:style-name="P2"><text:span text:style-name="T5">regiā:</text:span> with/by/etc palace</text:p>
        <text:p text:style-name="P2"><text:span text:style-name="T5">respondet:</text:span> responds</text:p>
        <text:p text:style-name="P2"><text:span text:style-name="T5">revenit:</text:span> returns</text:p>
        <text:p text:style-name="P2"><text:span text:style-name="T5">rex:</text:span> king</text:p>
        <text:p text:style-name="P2"><text:span text:style-name="T5">sciō:</text:span> I know</text:p>
        <text:p text:style-name="P2"><text:span text:style-name="T5">sē:</text:span> he/she/itself (the subject of the sentence)</text:p>
        <text:p text:style-name="P2"><text:span text:style-name="T5">sed:</text:span> but</text:p>
        <text:p text:style-name="P2"><text:span text:style-name="T5">servī:</text:span> of the slave/servant, slaves/servants</text:p>
        <text:p text:style-name="P2"><text:span text:style-name="T5">servōs:</text:span> servants/slaves</text:p>
        <text:p text:style-name="P2"><text:span text:style-name="T5">servus:</text:span> servant/slave</text:p>
        <text:p text:style-name="P2"><text:span text:style-name="T5">sit:</text:span> may be, is</text:p>
        <text:p text:style-name="P2"><text:span text:style-name="T5">sub:</text:span> under/beneath</text:p>
        <text:p text:style-name="P2"><text:span text:style-name="T5">sumit:</text:span> picks up</text:p>
        <text:p text:style-name="P2"><text:span text:style-name="T5">sunt:</text:span> they are</text:p>
        <text:p text:style-name="P2"><text:span text:style-name="T5">susurrat:</text:span> whispers</text:p>
        <text:p text:style-name="P2"><text:span text:style-name="T5">trēs:</text:span> three</text:p>
        <text:p text:style-name="P2"><text:span text:style-name="T5">ubi:</text:span> where</text:p>
        <text:p text:style-name="P2"><text:span text:style-name="T5">unde:</text:span> whence? from where?</text:p>
        <text:p text:style-name="P2"><text:span text:style-name="T5">ut:</text:span> so that/like</text:p>
        <text:p text:style-name="P2"><text:span text:style-name="T5">vacca:</text:span> cow</text:p>
        <text:p text:style-name="P2"><text:span text:style-name="T5">vaccae:</text:span> of the cow, to the cow, cows</text:p>
        <text:p text:style-name="P2"><text:span text:style-name="T5">vaccam:</text:span> cow (acc)</text:p>
        <text:p text:style-name="P2"><text:span text:style-name="T5">vae:</text:span> ahh!</text:p>
        <text:p text:style-name="P2"><text:span text:style-name="T5">vale:</text:span> bye!</text:p>
        <text:p text:style-name="P2"><text:span text:style-name="T5">venit:</text:span> comes</text:p>
        <text:p text:style-name="P2"><text:span text:style-name="T5">venīte:</text:span> come here, y'all!</text:p>
        <text:p text:style-name="P2"><text:span text:style-name="T5">veniunt:</text:span> come</text:p>
        <text:p text:style-name="P2"><text:span text:style-name="T5">vident:</text:span> they look</text:p>
        <text:p text:style-name="P2"><text:span text:style-name="T5">videt:</text:span> sees</text:p>
        <text:p text:style-name="P2"><text:span text:style-name="T5">visī:</text:span> seen; have been seen</text:p>
        <text:p text:style-name="P2"><text:span text:style-name="T5">visibilēs:</text:span> visible</text:p>
        <text:p text:style-name="P2"><text:span text:style-name="T5">vīsne:</text:span> do you want...?</text:p>
        <text:p text:style-name="P2"><text:span text:style-name="T5">vocat:</text:span> calls</text:p>
        <text:p text:style-name="P2"><text:span text:style-name="T5">volat:</text:span> flies</text:p>
        <text:p text:style-name="P2"><text:span text:style-name="T5">volō:</text:span> I want</text:p>
        <text:p text:style-name="P1"><text:span text:style-name="T12">vult:</text:span><text:span text:style-name="T13"> want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cratched Letters" svg:font-family="'Scratched Lett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0:12:52.917661362</meta:creation-date>
    <dc:date>2019-03-12T15:35:47.736365317</dc:date>
    <meta:editing-duration>PT12H19M4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7" meta:paragraph-count="133" meta:word-count="618" meta:character-count="3899" meta:non-whitespace-character-count="3374"/>
  </office:meta>
</office:document-meta>
</file>